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842BA0CFA71EC0D0.jpg" manifest:media-type="image/jpeg"/>
  <manifest:file-entry manifest:full-path="Pictures/10000201000000FB0000009302F23364BD2027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8cm" svg:height="15.748cm" svg:x="0.001cm" svg:y="0.001cm">
          <draw:image xlink:href="Pictures/1000000000000500000002D0842BA0CFA71EC0D0.jpg" xlink:type="simple" xlink:show="embed" xlink:actuate="onLoad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Jesus predicts betrayal</text:span></text:p>
            <text:p text:style-name="P3"><text:span text:style-name="T2">(John 13:18-38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1:15:35.016000000</dc:date>
    <meta:editing-duration>PT2H21M47S</meta:editing-duration>
    <meta:editing-cycles>40</meta:editing-cycles>
    <meta:generator>LibreOffice/5.4.7.2$Windows_X86_64 LibreOffice_project/c838ef25c16710f8838b1faec480ebba495259d0</meta:generator>
    <meta:document-statistic meta:object-count="3"/>
  </office:meta>
</office:document-meta>
</file>